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2.26pt"/>
    </style:style>
    <style:style style:name="co2" style:family="table-column">
      <style:table-column-properties fo:break-before="auto" style:column-width="66.76pt"/>
    </style:style>
    <style:style style:name="co3" style:family="table-column">
      <style:table-column-properties fo:break-before="auto" style:column-width="50.29pt"/>
    </style:style>
    <style:style style:name="co4" style:family="table-column">
      <style:table-column-properties fo:break-before="auto" style:column-width="54.99pt"/>
    </style:style>
    <style:style style:name="co5" style:family="table-column">
      <style:table-column-properties fo:break-before="auto" style:column-width="39.29pt"/>
    </style:style>
    <style:style style:name="co6" style:family="table-column">
      <style:table-column-properties fo:break-before="auto" style:column-width="47.96pt"/>
    </style:style>
    <style:style style:name="co7" style:family="table-column">
      <style:table-column-properties fo:break-before="auto" style:column-width="67.8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/>
      <table:table table:name="closeJulesH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ce1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pl_hostname</text:p>
          </table:table-cell>
          <table:table-cell office:value-type="string" calcext:value-type="string">
            <text:p>pl_orbper</text:p>
          </table:table-cell>
          <table:table-cell office:value-type="string" calcext:value-type="string">
            <text:p>pl_bmassj</text:p>
          </table:table-cell>
          <table:table-cell office:value-type="string" calcext:value-type="string">
            <text:p>st_dist</text:p>
          </table:table-cell>
          <table:table-cell office:value-type="string" calcext:value-type="string">
            <text:p>st_mass</text:p>
          </table:table-cell>
          <table:table-cell office:value-type="string" calcext:value-type="string">
            <text:p>freq, Hz</text:p>
          </table:table-cell>
          <table:table-cell office:value-type="string" calcext:value-type="string">
            <text:p>hzero,1e-24</text:p>
          </table:table-cell>
          <table:table-cell office:value-type="string" calcext:value-type="string">
            <text:p>hf, 1mos</text:p>
          </table:table-cell>
          <table:table-cell office:value-type="string" calcext:value-type="string">
            <text:p>hf, 6mos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HD 160691</text:p>
          </table:table-cell>
          <table:table-cell office:value-type="float" office:value="643.25" calcext:value-type="float">
            <text:p>643.25</text:p>
          </table:table-cell>
          <table:table-cell office:value-type="float" office:value="1.08" calcext:value-type="float">
            <text:p>1.08</text:p>
          </table:table-cell>
          <table:table-cell office:value-type="float" office:value="15.28" calcext:value-type="float">
            <text:p>15.28</text:p>
          </table:table-cell>
          <table:table-cell office:value-type="float" office:value="1.08" calcext:value-type="float">
            <text:p>1.08</text:p>
          </table:table-cell>
          <table:table-cell office:value-type="float" office:value="0.0000000374270947426583" calcext:value-type="float">
            <text:p>3.743E-08</text:p>
          </table:table-cell>
          <table:table-cell office:value-type="float" office:value="0.0945517660395072" calcext:value-type="float">
            <text:p>9.455E-02</text:p>
          </table:table-cell>
          <table:table-cell office:value-type="float" office:value="1.52225406905036E-022" calcext:value-type="float">
            <text:p>1.522E-22</text:p>
          </table:table-cell>
          <table:table-cell office:value-type="float" office:value="3.75597890512678E-022" calcext:value-type="float">
            <text:p>3.756E-2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HD 147513</text:p>
          </table:table-cell>
          <table:table-cell office:value-type="float" office:value="528.4" calcext:value-type="float">
            <text:p>528.4</text:p>
          </table:table-cell>
          <table:table-cell office:value-type="float" office:value="1.21" calcext:value-type="float">
            <text:p>1.21</text:p>
          </table:table-cell>
          <table:table-cell office:value-type="float" office:value="12.87" calcext:value-type="float">
            <text:p>12.87</text:p>
          </table:table-cell>
          <table:table-cell office:value-type="float" office:value="1.11" calcext:value-type="float">
            <text:p>1.11</text:p>
          </table:table-cell>
          <table:table-cell office:value-type="float" office:value="0.0000000461924900136419" calcext:value-type="float">
            <text:p>4.619E-08</text:p>
          </table:table-cell>
          <table:table-cell office:value-type="float" office:value="0.147373686635017" calcext:value-type="float">
            <text:p>1.474E-01</text:p>
          </table:table-cell>
          <table:table-cell office:value-type="float" office:value="2.37267058615669E-022" calcext:value-type="float">
            <text:p>2.373E-22</text:p>
          </table:table-cell>
          <table:table-cell office:value-type="float" office:value="5.85427942129186E-022" calcext:value-type="float">
            <text:p>5.854E-2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HD 217107</text:p>
          </table:table-cell>
          <table:table-cell office:value-type="float" office:value="7.126816" calcext:value-type="float">
            <text:p>7.126816</text:p>
          </table:table-cell>
          <table:table-cell office:value-type="float" office:value="1.39" calcext:value-type="float">
            <text:p>1.39</text:p>
          </table:table-cell>
          <table:table-cell office:value-type="float" office:value="19.72" calcext:value-type="float">
            <text:p>19.72</text:p>
          </table:table-cell>
          <table:table-cell office:value-type="float" office:value="1.02" calcext:value-type="float">
            <text:p>1.02</text:p>
          </table:table-cell>
          <table:table-cell office:value-type="float" office:value="0.00000328347485798329" calcext:value-type="float">
            <text:p>3.283E-06</text:p>
          </table:table-cell>
          <table:table-cell office:value-type="float" office:value="1.79188327295434" calcext:value-type="float">
            <text:p>1.792E+00</text:p>
          </table:table-cell>
          <table:table-cell office:value-type="float" office:value="2.88487642037091E-021" calcext:value-type="float">
            <text:p>2.885E-21</text:p>
          </table:table-cell>
          <table:table-cell office:value-type="float" office:value="7.11808573819115E-021" calcext:value-type="float">
            <text:p>7.118E-2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HD 27442</text:p>
          </table:table-cell>
          <table:table-cell office:value-type="float" office:value="428.1" calcext:value-type="float">
            <text:p>428.1</text:p>
          </table:table-cell>
          <table:table-cell office:value-type="float" office:value="1.56" calcext:value-type="float">
            <text:p>1.56</text:p>
          </table:table-cell>
          <table:table-cell office:value-type="float" office:value="18.24" calcext:value-type="float">
            <text:p>18.24</text:p>
          </table:table-cell>
          <table:table-cell office:value-type="float" office:value="1.23" calcext:value-type="float">
            <text:p>1.23</text:p>
          </table:table-cell>
          <table:table-cell office:value-type="float" office:value="0.0000000600228932432538" calcext:value-type="float">
            <text:p>6.002E-08</text:p>
          </table:table-cell>
          <table:table-cell office:value-type="float" office:value="0.170938573516982" calcext:value-type="float">
            <text:p>1.709E-01</text:p>
          </table:table-cell>
          <table:table-cell office:value-type="float" office:value="2.75205794659789E-022" calcext:value-type="float">
            <text:p>2.752E-22</text:p>
          </table:table-cell>
          <table:table-cell office:value-type="float" office:value="6.79037212201812E-022" calcext:value-type="float">
            <text:p>6.790E-22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gam Cep</text:p>
          </table:table-cell>
          <table:table-cell office:value-type="float" office:value="903.3" calcext:value-type="float">
            <text:p>903.3</text:p>
          </table:table-cell>
          <table:table-cell office:value-type="float" office:value="1.85" calcext:value-type="float">
            <text:p>1.85</text:p>
          </table:table-cell>
          <table:table-cell office:value-type="float" office:value="13.79" calcext:value-type="float">
            <text:p>13.79</text:p>
          </table:table-cell>
          <table:table-cell office:value-type="float" office:value="1.4" calcext:value-type="float">
            <text:p>1.4</text:p>
          </table:table-cell>
          <table:table-cell office:value-type="float" office:value="0.000000030349574607316" calcext:value-type="float">
            <text:p>3.035E-08</text:p>
          </table:table-cell>
          <table:table-cell office:value-type="float" office:value="0.185515204442674" calcext:value-type="float">
            <text:p>1.855E-01</text:p>
          </table:table-cell>
          <table:table-cell office:value-type="float" office:value="2.98673717755385E-022" calcext:value-type="float">
            <text:p>2.987E-22</text:p>
          </table:table-cell>
          <table:table-cell office:value-type="float" office:value="7.3694149105139E-022" calcext:value-type="float">
            <text:p>7.369E-22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ups And</text:p>
          </table:table-cell>
          <table:table-cell office:value-type="float" office:value="241.258" calcext:value-type="float">
            <text:p>241.258</text:p>
          </table:table-cell>
          <table:table-cell office:value-type="float" office:value="1.981" calcext:value-type="float">
            <text:p>1.981</text:p>
          </table:table-cell>
          <table:table-cell office:value-type="float" office:value="13.47" calcext:value-type="float">
            <text:p>13.47</text:p>
          </table:table-cell>
          <table:table-cell office:value-type="float" office:value="1.3" calcext:value-type="float">
            <text:p>1.3</text:p>
          </table:table-cell>
          <table:table-cell office:value-type="float" office:value="0.000000109509668196956" calcext:value-type="float">
            <text:p>1.095E-07</text:p>
          </table:table-cell>
          <table:table-cell office:value-type="float" office:value="0.455342060172484" calcext:value-type="float">
            <text:p>4.553E-01</text:p>
          </table:table-cell>
          <table:table-cell office:value-type="float" office:value="7.33086575683541E-022" calcext:value-type="float">
            <text:p>7.331E-22</text:p>
          </table:table-cell>
          <table:table-cell office:value-type="float" office:value="1.80880299148533E-021" calcext:value-type="float">
            <text:p>1.809E-2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HIP 79431</text:p>
          </table:table-cell>
          <table:table-cell office:value-type="float" office:value="111.7" calcext:value-type="float">
            <text:p>111.7</text:p>
          </table:table-cell>
          <table:table-cell office:value-type="float" office:value="2.1" calcext:value-type="float">
            <text:p>2.1</text:p>
          </table:table-cell>
          <table:table-cell office:value-type="float" office:value="14.9" calcext:value-type="float">
            <text:p>14.9</text:p>
          </table:table-cell>
          <table:table-cell office:value-type="float" office:value="0.49" calcext:value-type="float">
            <text:p>0.49</text:p>
          </table:table-cell>
          <table:table-cell office:value-type="float" office:value="0.00000014540468577791" calcext:value-type="float">
            <text:p>1.454E-07</text:p>
          </table:table-cell>
          <table:table-cell office:value-type="float" office:value="0.27482675446702" calcext:value-type="float">
            <text:p>2.748E-01</text:p>
          </table:table-cell>
          <table:table-cell office:value-type="float" office:value="4.42462539617208E-022" calcext:value-type="float">
            <text:p>4.425E-22</text:p>
          </table:table-cell>
          <table:table-cell office:value-type="float" office:value="1.09172312224319E-021" calcext:value-type="float">
            <text:p>1.092E-2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HR 810</text:p>
          </table:table-cell>
          <table:table-cell office:value-type="float" office:value="312" calcext:value-type="float">
            <text:p>312</text:p>
          </table:table-cell>
          <table:table-cell office:value-type="float" office:value="2.13" calcext:value-type="float">
            <text:p>2.13</text:p>
          </table:table-cell>
          <table:table-cell office:value-type="float" office:value="17.24" calcext:value-type="float">
            <text:p>17.24</text:p>
          </table:table-cell>
          <table:table-cell office:value-type="float" office:value="1.25" calcext:value-type="float">
            <text:p>1.25</text:p>
          </table:table-cell>
          <table:table-cell office:value-type="float" office:value="0.0000000830424618946385" calcext:value-type="float">
            <text:p>8.304E-08</text:p>
          </table:table-cell>
          <table:table-cell office:value-type="float" office:value="0.309871268851175" calcext:value-type="float">
            <text:p>3.099E-01</text:p>
          </table:table-cell>
          <table:table-cell office:value-type="float" office:value="4.98883119426246E-022" calcext:value-type="float">
            <text:p>4.989E-22</text:p>
          </table:table-cell>
          <table:table-cell office:value-type="float" office:value="1.23093411985935E-021" calcext:value-type="float">
            <text:p>1.231E-2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J 876</text:p>
          </table:table-cell>
          <table:table-cell office:value-type="float" office:value="61.1166" calcext:value-type="float">
            <text:p>61.1166</text:p>
          </table:table-cell>
          <table:table-cell office:value-type="float" office:value="2.2756" calcext:value-type="float">
            <text:p>2.2756</text:p>
          </table:table-cell>
          <table:table-cell office:value-type="float" office:value="4.7" calcext:value-type="float">
            <text:p>4.7</text:p>
          </table:table-cell>
          <table:table-cell office:value-type="float" office:value="0.33" calcext:value-type="float">
            <text:p>0.33</text:p>
          </table:table-cell>
          <table:table-cell office:value-type="float" office:value="0.000000218358236245935" calcext:value-type="float">
            <text:p>2.184E-07</text:p>
          </table:table-cell>
          <table:table-cell office:value-type="float" office:value="0.950468878832167" calcext:value-type="float">
            <text:p>9.505E-01</text:p>
          </table:table-cell>
          <table:table-cell office:value-type="float" office:value="1.53022537696805E-021" calcext:value-type="float">
            <text:p>1.530E-21</text:p>
          </table:table-cell>
          <table:table-cell office:value-type="float" office:value="3.77564714907754E-021" calcext:value-type="float">
            <text:p>3.776E-2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HD 62509</text:p>
          </table:table-cell>
          <table:table-cell office:value-type="float" office:value="589.64" calcext:value-type="float">
            <text:p>589.64</text:p>
          </table:table-cell>
          <table:table-cell office:value-type="float" office:value="2.3" calcext:value-type="float">
            <text:p>2.3</text:p>
          </table:table-cell>
          <table:table-cell office:value-type="float" office:value="10.34" calcext:value-type="float">
            <text:p>10.34</text:p>
          </table:table-cell>
          <table:table-cell office:value-type="float" office:value="2.1" calcext:value-type="float">
            <text:p>2.1</text:p>
          </table:table-cell>
          <table:table-cell office:value-type="float" office:value="0.0000000569372476101613" calcext:value-type="float">
            <text:p>5.694E-08</text:p>
          </table:table-cell>
          <table:table-cell office:value-type="float" office:value="0.613150827217684" calcext:value-type="float">
            <text:p>6.132E-01</text:p>
          </table:table-cell>
          <table:table-cell office:value-type="float" office:value="9.87153789685658E-022" calcext:value-type="float">
            <text:p>9.872E-22</text:p>
          </table:table-cell>
          <table:table-cell office:value-type="float" office:value="2.43568329726214E-021" calcext:value-type="float">
            <text:p>2.436E-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7 CMa</text:p>
          </table:table-cell>
          <table:table-cell office:value-type="float" office:value="796" calcext:value-type="float">
            <text:p>796</text:p>
          </table:table-cell>
          <table:table-cell office:value-type="float" office:value="2.46" calcext:value-type="float">
            <text:p>2.46</text:p>
          </table:table-cell>
          <table:table-cell office:value-type="float" office:value="19.84" calcext:value-type="float">
            <text:p>19.84</text:p>
          </table:table-cell>
          <table:table-cell office:value-type="float" office:value="1.52" calcext:value-type="float">
            <text:p>1.52</text:p>
          </table:table-cell>
          <table:table-cell office:value-type="float" office:value="0.0000000358914343751423" calcext:value-type="float">
            <text:p>3.589E-08</text:p>
          </table:table-cell>
          <table:table-cell office:value-type="float" office:value="0.202532007257298" calcext:value-type="float">
            <text:p>2.025E-01</text:p>
          </table:table-cell>
          <table:table-cell office:value-type="float" office:value="3.26070241809695E-022" calcext:value-type="float">
            <text:p>3.261E-22</text:p>
          </table:table-cell>
          <table:table-cell office:value-type="float" office:value="8.04539120457616E-022" calcext:value-type="float">
            <text:p>8.045E-2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J 317</text:p>
          </table:table-cell>
          <table:table-cell office:value-type="float" office:value="692" calcext:value-type="float">
            <text:p>692</text:p>
          </table:table-cell>
          <table:table-cell office:value-type="float" office:value="2.5" calcext:value-type="float">
            <text:p>2.5</text:p>
          </table:table-cell>
          <table:table-cell office:value-type="float" office:value="15.1" calcext:value-type="float">
            <text:p>15.1</text:p>
          </table:table-cell>
          <table:table-cell office:value-type="float" office:value="0.42" calcext:value-type="float">
            <text:p>0.42</text:p>
          </table:table-cell>
          <table:table-cell office:value-type="float" office:value="0.0000000217468295079992" calcext:value-type="float">
            <text:p>2.175E-08</text:p>
          </table:table-cell>
          <table:table-cell office:value-type="float" office:value="0.0820364717216479" calcext:value-type="float">
            <text:p>8.204E-02</text:p>
          </table:table-cell>
          <table:table-cell office:value-type="float" office:value="1.32076171730768E-022" calcext:value-type="float">
            <text:p>1.321E-22</text:p>
          </table:table-cell>
          <table:table-cell office:value-type="float" office:value="3.25882075125696E-022" calcext:value-type="float">
            <text:p>3.259E-2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J 3021</text:p>
          </table:table-cell>
          <table:table-cell office:value-type="float" office:value="133.71" calcext:value-type="float">
            <text:p>133.71</text:p>
          </table:table-cell>
          <table:table-cell office:value-type="float" office:value="3.37" calcext:value-type="float">
            <text:p>3.37</text:p>
          </table:table-cell>
          <table:table-cell office:value-type="float" office:value="17.62" calcext:value-type="float">
            <text:p>17.62</text:p>
          </table:table-cell>
          <table:table-cell office:value-type="float" office:value="0.9" calcext:value-type="float">
            <text:p>0.9</text:p>
          </table:table-cell>
          <table:table-cell office:value-type="float" office:value="0.000000164580777705915" calcext:value-type="float">
            <text:p>1.646E-07</text:p>
          </table:table-cell>
          <table:table-cell office:value-type="float" office:value="0.607606762177511" calcext:value-type="float">
            <text:p>6.076E-01</text:p>
          </table:table-cell>
          <table:table-cell office:value-type="float" office:value="9.78228017148573E-022" calcext:value-type="float">
            <text:p>9.782E-22</text:p>
          </table:table-cell>
          <table:table-cell office:value-type="float" office:value="2.41366002661182E-021" calcext:value-type="float">
            <text:p>2.414E-2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J 86</text:p>
          </table:table-cell>
          <table:table-cell office:value-type="float" office:value="15.76491" calcext:value-type="float">
            <text:p>15.76491</text:p>
          </table:table-cell>
          <table:table-cell office:value-type="float" office:value="3.91" calcext:value-type="float">
            <text:p>3.91</text:p>
          </table:table-cell>
          <table:table-cell office:value-type="float" office:value="10.91" calcext:value-type="float">
            <text:p>10.91</text:p>
          </table:table-cell>
          <table:table-cell office:value-type="float" office:value="0.77" calcext:value-type="float">
            <text:p>0.77</text:p>
          </table:table-cell>
          <table:table-cell office:value-type="float" office:value="0.00000129196550084856" calcext:value-type="float">
            <text:p>1.292E-06</text:p>
          </table:table-cell>
          <table:table-cell office:value-type="float" office:value="4.05116954976987" calcext:value-type="float">
            <text:p>4.051E+00</text:p>
          </table:table-cell>
          <table:table-cell office:value-type="float" office:value="6.52225716119711E-021" calcext:value-type="float">
            <text:p>6.522E-21</text:p>
          </table:table-cell>
          <table:table-cell office:value-type="float" office:value="1.60928854186285E-020" calcext:value-type="float">
            <text:p>1.609E-20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tau Boo</text:p>
          </table:table-cell>
          <table:table-cell office:value-type="float" office:value="3.3124568" calcext:value-type="float">
            <text:p>3.3124568</text:p>
          </table:table-cell>
          <table:table-cell office:value-type="float" office:value="4.32" calcext:value-type="float">
            <text:p>4.32</text:p>
          </table:table-cell>
          <table:table-cell office:value-type="float" office:value="15.6" calcext:value-type="float">
            <text:p>15.6</text:p>
          </table:table-cell>
          <table:table-cell office:value-type="float" office:value="1.34" calcext:value-type="float">
            <text:p>1.34</text:p>
          </table:table-cell>
          <table:table-cell office:value-type="float" office:value="0.00000810431572113701" calcext:value-type="float">
            <text:p>8.104E-06</text:p>
          </table:table-cell>
          <table:table-cell office:value-type="float" office:value="15.4133065605511" calcext:value-type="float">
            <text:p>1.541E+01</text:p>
          </table:table-cell>
          <table:table-cell office:value-type="float" office:value="2.48149448837537E-020" calcext:value-type="float">
            <text:p>2.481E-20</text:p>
          </table:table-cell>
          <table:table-cell office:value-type="float" office:value="6.12278931685872E-020" calcext:value-type="float">
            <text:p>6.123E-2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D 1690</text:p>
          </table:table-cell>
          <table:table-cell office:value-type="float" office:value="533" calcext:value-type="float">
            <text:p>533</text:p>
          </table:table-cell>
          <table:table-cell office:value-type="float" office:value="6.1" calcext:value-type="float">
            <text:p>6.1</text:p>
          </table:table-cell>
          <table:table-cell office:value-type="float" office:value="7.01" calcext:value-type="float">
            <text:p>7.01</text:p>
          </table:table-cell>
          <table:table-cell office:value-type="float" office:value="1.09" calcext:value-type="float">
            <text:p>1.09</text:p>
          </table:table-cell>
          <table:table-cell office:value-type="float" office:value="0.0000000454768133155124" calcext:value-type="float">
            <text:p>4.548E-08</text:p>
          </table:table-cell>
          <table:table-cell office:value-type="float" office:value="1.33173820962936" calcext:value-type="float">
            <text:p>1.332E+00</text:p>
          </table:table-cell>
          <table:table-cell office:value-type="float" office:value="2.14405715877489E-021" calcext:value-type="float">
            <text:p>2.144E-21</text:p>
          </table:table-cell>
          <table:table-cell office:value-type="float" office:value="5.29020327386501E-021" calcext:value-type="float">
            <text:p>5.290E-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70 Vir</text:p>
          </table:table-cell>
          <table:table-cell office:value-type="float" office:value="116.6926" calcext:value-type="float">
            <text:p>116.6926</text:p>
          </table:table-cell>
          <table:table-cell office:value-type="float" office:value="7.4" calcext:value-type="float">
            <text:p>7.4</text:p>
          </table:table-cell>
          <table:table-cell office:value-type="float" office:value="18.11" calcext:value-type="float">
            <text:p>18.11</text:p>
          </table:table-cell>
          <table:table-cell office:value-type="float" office:value="1.09" calcext:value-type="float">
            <text:p>1.09</text:p>
          </table:table-cell>
          <table:table-cell office:value-type="float" office:value="0.000000207835501775552" calcext:value-type="float">
            <text:p>2.078E-07</text:p>
          </table:table-cell>
          <table:table-cell office:value-type="float" office:value="1.72151009851295" calcext:value-type="float">
            <text:p>1.722E+00</text:p>
          </table:table-cell>
          <table:table-cell office:value-type="float" office:value="2.77157779504367E-021" calcext:value-type="float">
            <text:p>2.772E-21</text:p>
          </table:table-cell>
          <table:table-cell office:value-type="float" office:value="6.83853500131945E-021" calcext:value-type="float">
            <text:p>6.839E-21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$Build-2</meta:generator>
    <dc:date>2016-04-19T16:46:11.860229968</dc:date>
    <meta:editing-duration>PT59S</meta:editing-duration>
    <meta:editing-cycles>1</meta:editing-cycles>
    <meta:document-statistic meta:table-count="1" meta:cell-count="180" meta:object-count="0"/>
  </office:meta>
</office:document-meta>
</file>